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6.175cm" svg:height="9.006cm" svg:x="18.906cm" svg:y="3.437cm">
            <draw:object draw:notify-on-update-of-ranges="Лист1.A8:Лист1.A8 Лист1.A9:Лист1.A29 Лист1.B8:Лист1.B8 Лист1.B9:Лист1.B29 Лист1.A8:Лист1.A8 Лист1.A9:Лист1.A29 Лист1.C8:Лист1.C8 Лист1.C9:Лист1.C29 Лист1.A8:Лист1.A8 Лист1.A9:Лист1.A29 Лист1.D8:Лист1.D8 Лист1.D9:Лист1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Исходные данные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Масса человека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Коэффициент сопротивления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Приращение времени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Ускорение свободного падения</text:p>
          </table:table-cell>
          <table:table-cell/>
          <table:table-cell office:value-type="float" office:value="9.81" calcext:value-type="float">
            <text:p>9,8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Начальная скорость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Расчёт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Скорость</text:p>
          </table:table-cell>
          <table:table-cell office:value-type="string" calcext:value-type="string">
            <text:p>Расстояние</text:p>
          </table:table-cell>
          <table:table-cell office:value-type="string" calcext:value-type="string">
            <text:p>Ускорение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C$5] - [.$C$3]*[.B9]^2/[.$C$2]" office:value-type="float" office:value="6.06" calcext:value-type="float">
            <text:p>6,06</text:p>
          </table:table-cell>
          <table:table-cell/>
        </table:table-row>
        <table:table-row table:style-name="ro1">
          <table:table-cell table:formula="of:=[.A9] + [.$C$4]" office:value-type="float" office:value="0.5" calcext:value-type="float">
            <text:p>0,5</text:p>
          </table:table-cell>
          <table:table-cell table:formula="of:=[.B9] + [.D9]*[.$C$4]" office:value-type="float" office:value="13.03" calcext:value-type="float">
            <text:p>13,03</text:p>
          </table:table-cell>
          <table:table-cell table:formula="of:=[.C9] + [.B9]*[.$C$4] + [.D9]*[.$C$4]^2/2" office:value-type="float" office:value="5.7575" calcext:value-type="float">
            <text:p>5,7575</text:p>
          </table:table-cell>
          <table:table-cell table:formula="of:=[.$C$5] - [.$C$3]*[.B10]^2/[.$C$2]" office:value-type="float" office:value="3.44321625" calcext:value-type="float">
            <text:p>3,44321625</text:p>
          </table:table-cell>
          <table:table-cell table:formula="of:=[.B10] - [.B9]" office:value-type="float" office:value="3.03" calcext:value-type="float">
            <text:p>3,03</text:p>
          </table:table-cell>
        </table:table-row>
        <table:table-row table:style-name="ro1">
          <table:table-cell table:formula="of:=[.A10] + [.$C$4]" office:value-type="float" office:value="1" calcext:value-type="float">
            <text:p>1</text:p>
          </table:table-cell>
          <table:table-cell table:formula="of:=[.B10] + [.D10]*[.$C$4]" office:value-type="float" office:value="14.751608125" calcext:value-type="float">
            <text:p>14,751608125</text:p>
          </table:table-cell>
          <table:table-cell table:formula="of:=[.C10] + [.B10]*[.$C$4] + [.D10]*[.$C$4]^2/2" office:value-type="float" office:value="12.70290203125" calcext:value-type="float">
            <text:p>12,70290203125</text:p>
          </table:table-cell>
          <table:table-cell table:formula="of:=[.$C$5] - [.$C$3]*[.B11]^2/[.$C$2]" office:value-type="float" office:value="1.64962716474127" calcext:value-type="float">
            <text:p>1,64962716474127</text:p>
          </table:table-cell>
          <table:table-cell table:formula="of:=[.B11] - [.B10]" office:value-type="float" office:value="1.721608125" calcext:value-type="float">
            <text:p>1,721608125</text:p>
          </table:table-cell>
        </table:table-row>
        <table:table-row table:style-name="ro1">
          <table:table-cell table:formula="of:=[.A11] + [.$C$4]" office:value-type="float" office:value="1.5" calcext:value-type="float">
            <text:p>1,5</text:p>
          </table:table-cell>
          <table:table-cell table:formula="of:=[.B11] + [.D11]*[.$C$4]" office:value-type="float" office:value="15.5764217073706" calcext:value-type="float">
            <text:p>15,5764217073706</text:p>
          </table:table-cell>
          <table:table-cell table:formula="of:=[.C11] + [.B11]*[.$C$4] + [.D11]*[.$C$4]^2/2" office:value-type="float" office:value="20.2849094893427" calcext:value-type="float">
            <text:p>20,2849094893427</text:p>
          </table:table-cell>
          <table:table-cell table:formula="of:=[.$C$5] - [.$C$3]*[.B12]^2/[.$C$2]" office:value-type="float" office:value="0.711565754780729" calcext:value-type="float">
            <text:p>0,711565754780729</text:p>
          </table:table-cell>
          <table:table-cell table:formula="of:=[.B12] - [.B11]" office:value-type="float" office:value="0.824813582370638" calcext:value-type="float">
            <text:p>0,824813582370638</text:p>
          </table:table-cell>
        </table:table-row>
        <table:table-row table:style-name="ro1">
          <table:table-cell table:formula="of:=[.A12] + [.$C$4]" office:value-type="float" office:value="2" calcext:value-type="float">
            <text:p>2</text:p>
          </table:table-cell>
          <table:table-cell table:formula="of:=[.B12] + [.D12]*[.$C$4]" office:value-type="float" office:value="15.932204584761" calcext:value-type="float">
            <text:p>15,932204584761</text:p>
          </table:table-cell>
          <table:table-cell table:formula="of:=[.C12] + [.B12]*[.$C$4] + [.D12]*[.$C$4]^2/2" office:value-type="float" office:value="28.1620660623756" calcext:value-type="float">
            <text:p>28,1620660623756</text:p>
          </table:table-cell>
          <table:table-cell table:formula="of:=[.$C$5] - [.$C$3]*[.B13]^2/[.$C$2]" office:value-type="float" office:value="0.291182140099517" calcext:value-type="float">
            <text:p>0,291182140099517</text:p>
          </table:table-cell>
          <table:table-cell table:formula="of:=[.B13] - [.B12]" office:value-type="float" office:value="0.355782877390364" calcext:value-type="float">
            <text:p>0,355782877390364</text:p>
          </table:table-cell>
        </table:table-row>
        <table:table-row table:style-name="ro1">
          <table:table-cell table:formula="of:=[.A13] + [.$C$4]" office:value-type="float" office:value="2.5" calcext:value-type="float">
            <text:p>2,5</text:p>
          </table:table-cell>
          <table:table-cell table:formula="of:=[.B13] + [.D13]*[.$C$4]" office:value-type="float" office:value="16.0777956548108" calcext:value-type="float">
            <text:p>16,0777956548108</text:p>
          </table:table-cell>
          <table:table-cell table:formula="of:=[.C13] + [.B13]*[.$C$4] + [.D13]*[.$C$4]^2/2" office:value-type="float" office:value="36.1645661222685" calcext:value-type="float">
            <text:p>36,1645661222685</text:p>
          </table:table-cell>
          <table:table-cell table:formula="of:=[.$C$5] - [.$C$3]*[.B14]^2/[.$C$2]" office:value-type="float" office:value="0.116418258080559" calcext:value-type="float">
            <text:p>0,116418258080559</text:p>
          </table:table-cell>
          <table:table-cell table:formula="of:=[.B14] - [.B13]" office:value-type="float" office:value="0.145591070049758" calcext:value-type="float">
            <text:p>0,145591070049758</text:p>
          </table:table-cell>
        </table:table-row>
        <table:table-row table:style-name="ro1">
          <table:table-cell table:style-name="ce2" table:formula="of:=[.A14] + [.$C$4]" office:value-type="float" office:value="3" calcext:value-type="float">
            <text:p>3</text:p>
          </table:table-cell>
          <table:table-cell table:style-name="ce2" table:formula="of:=[.B14] + [.D14]*[.$C$4]" office:value-type="float" office:value="16.136004783851" calcext:value-type="float">
            <text:p>16,136004783851</text:p>
          </table:table-cell>
          <table:table-cell table:style-name="ce2" table:formula="of:=[.C14] + [.B14]*[.$C$4] + [.D14]*[.$C$4]^2/2" office:value-type="float" office:value="44.218016231934" calcext:value-type="float">
            <text:p>44,218016231934</text:p>
          </table:table-cell>
          <table:table-cell table:style-name="ce2" table:formula="of:=[.$C$5] - [.$C$3]*[.B15]^2/[.$C$2]" office:value-type="float" office:value="0.0461006105826147" calcext:value-type="float">
            <text:p>0,0461006105826147</text:p>
          </table:table-cell>
          <table:table-cell table:formula="of:=[.B15] - [.B14]" office:value-type="float" office:value="0.0582091290402786" calcext:value-type="float">
            <text:p>0,0582091290402786</text:p>
          </table:table-cell>
        </table:table-row>
        <table:table-row table:style-name="ro1">
          <table:table-cell table:formula="of:=[.A15] + [.$C$4]" office:value-type="float" office:value="3.5" calcext:value-type="float">
            <text:p>3,5</text:p>
          </table:table-cell>
          <table:table-cell table:formula="of:=[.B15] + [.D15]*[.$C$4]" office:value-type="float" office:value="16.1590550891423" calcext:value-type="float">
            <text:p>16,1590550891423</text:p>
          </table:table-cell>
          <table:table-cell table:formula="of:=[.C15] + [.B15]*[.$C$4] + [.D15]*[.$C$4]^2/2" office:value-type="float" office:value="52.2917812001823" calcext:value-type="float">
            <text:p>52,2917812001823</text:p>
          </table:table-cell>
          <table:table-cell table:formula="of:=[.$C$5] - [.$C$3]*[.B16]^2/[.$C$2]" office:value-type="float" office:value="0.018185198477358" calcext:value-type="float">
            <text:p>0,018185198477358</text:p>
          </table:table-cell>
          <table:table-cell table:formula="of:=[.B16] - [.B15]" office:value-type="float" office:value="0.0230503052913065" calcext:value-type="float">
            <text:p>0,0230503052913065</text:p>
          </table:table-cell>
        </table:table-row>
        <table:table-row table:style-name="ro1">
          <table:table-cell table:formula="of:=[.A16] + [.$C$4]" office:value-type="float" office:value="4" calcext:value-type="float">
            <text:p>4</text:p>
          </table:table-cell>
          <table:table-cell table:formula="of:=[.B16] + [.D16]*[.$C$4]" office:value-type="float" office:value="16.168147688381" calcext:value-type="float">
            <text:p>16,168147688381</text:p>
          </table:table-cell>
          <table:table-cell table:formula="of:=[.C16] + [.B16]*[.$C$4] + [.D16]*[.$C$4]^2/2" office:value-type="float" office:value="60.3735818945632" calcext:value-type="float">
            <text:p>60,3735818945632</text:p>
          </table:table-cell>
          <table:table-cell table:formula="of:=[.$C$5] - [.$C$3]*[.B17]^2/[.$C$2]" office:value-type="float" office:value="0.007162512251222" calcext:value-type="float">
            <text:p>0,007162512251222</text:p>
          </table:table-cell>
          <table:table-cell table:formula="of:=[.B17] - [.B16]" office:value-type="float" office:value="0.00909259923868078" calcext:value-type="float">
            <text:p>0,00909259923868078</text:p>
          </table:table-cell>
        </table:table-row>
        <table:table-row table:style-name="ro1">
          <table:table-cell table:formula="of:=[.A17] + [.$C$4]" office:value-type="float" office:value="4.5" calcext:value-type="float">
            <text:p>4,5</text:p>
          </table:table-cell>
          <table:table-cell table:formula="of:=[.B17] + [.D17]*[.$C$4]" office:value-type="float" office:value="16.1717289445066" calcext:value-type="float">
            <text:p>16,1717289445066</text:p>
          </table:table-cell>
          <table:table-cell table:formula="of:=[.C17] + [.B17]*[.$C$4] + [.D17]*[.$C$4]^2/2" office:value-type="float" office:value="68.4585510527851" calcext:value-type="float">
            <text:p>68,4585510527851</text:p>
          </table:table-cell>
          <table:table-cell table:formula="of:=[.$C$5] - [.$C$3]*[.B18]^2/[.$C$2]" office:value-type="float" office:value="0.00281936045273667" calcext:value-type="float">
            <text:p>0,00281936045273667</text:p>
          </table:table-cell>
          <table:table-cell table:formula="of:=[.B18] - [.B17]" office:value-type="float" office:value="0.00358125612561011" calcext:value-type="float">
            <text:p>0,00358125612561011</text:p>
          </table:table-cell>
        </table:table-row>
        <table:table-row table:style-name="ro1">
          <table:table-cell table:formula="of:=[.A18] + [.$C$4]" office:value-type="float" office:value="5" calcext:value-type="float">
            <text:p>5</text:p>
          </table:table-cell>
          <table:table-cell table:formula="of:=[.B18] + [.D18]*[.$C$4]" office:value-type="float" office:value="16.173138624733" calcext:value-type="float">
            <text:p>16,173138624733</text:p>
          </table:table-cell>
          <table:table-cell table:formula="of:=[.C18] + [.B18]*[.$C$4] + [.D18]*[.$C$4]^2/2" office:value-type="float" office:value="76.544767945095" calcext:value-type="float">
            <text:p>76,544767945095</text:p>
          </table:table-cell>
          <table:table-cell table:formula="of:=[.$C$5] - [.$C$3]*[.B19]^2/[.$C$2]" office:value-type="float" office:value="0.00110951344385235" calcext:value-type="float">
            <text:p>0,00110951344385235</text:p>
          </table:table-cell>
          <table:table-cell table:formula="of:=[.B19] - [.B18]" office:value-type="float" office:value="0.00140968022637011" calcext:value-type="float">
            <text:p>0,00140968022637011</text:p>
          </table:table-cell>
        </table:table-row>
        <table:table-row table:style-name="ro1">
          <table:table-cell table:formula="of:=[.A19] + [.$C$4]" office:value-type="float" office:value="5.5" calcext:value-type="float">
            <text:p>5,5</text:p>
          </table:table-cell>
          <table:table-cell table:formula="of:=[.B19] + [.D19]*[.$C$4]" office:value-type="float" office:value="16.1736933814549" calcext:value-type="float">
            <text:p>16,1736933814549</text:p>
          </table:table-cell>
          <table:table-cell table:formula="of:=[.C19] + [.B19]*[.$C$4] + [.D19]*[.$C$4]^2/2" office:value-type="float" office:value="84.631475946642" calcext:value-type="float">
            <text:p>84,631475946642</text:p>
          </table:table-cell>
          <table:table-cell table:formula="of:=[.$C$5] - [.$C$3]*[.B20]^2/[.$C$2]" office:value-type="float" office:value="0.000436590100536094" calcext:value-type="float">
            <text:p>0,000436590100536094</text:p>
          </table:table-cell>
          <table:table-cell table:formula="of:=[.B20] - [.B19]" office:value-type="float" office:value="0.000554756721925287" calcext:value-type="float">
            <text:p>0,000554756721925287</text:p>
          </table:table-cell>
        </table:table-row>
        <table:table-row table:style-name="ro1">
          <table:table-cell table:formula="of:=[.A20] + [.$C$4]" office:value-type="float" office:value="6" calcext:value-type="float">
            <text:p>6</text:p>
          </table:table-cell>
          <table:table-cell table:formula="of:=[.B20] + [.D20]*[.$C$4]" office:value-type="float" office:value="16.1739116765052" calcext:value-type="float">
            <text:p>16,1739116765052</text:p>
          </table:table-cell>
          <table:table-cell table:formula="of:=[.C20] + [.B20]*[.$C$4] + [.D20]*[.$C$4]^2/2" office:value-type="float" office:value="92.718377211132" calcext:value-type="float">
            <text:p>92,718377211132</text:p>
          </table:table-cell>
          <table:table-cell table:formula="of:=[.$C$5] - [.$C$3]*[.B21]^2/[.$C$2]" office:value-type="float" office:value="0.000171790522831117" calcext:value-type="float">
            <text:p>0,000171790522831117</text:p>
          </table:table-cell>
          <table:table-cell table:formula="of:=[.B21] - [.B20]" office:value-type="float" office:value="0.000218295050267159" calcext:value-type="float">
            <text:p>0,000218295050267159</text:p>
          </table:table-cell>
        </table:table-row>
        <table:table-row table:style-name="ro1">
          <table:table-cell table:formula="of:=[.A21] + [.$C$4]" office:value-type="float" office:value="6.5" calcext:value-type="float">
            <text:p>6,5</text:p>
          </table:table-cell>
          <table:table-cell table:formula="of:=[.B21] + [.D21]*[.$C$4]" office:value-type="float" office:value="16.1739975717666" calcext:value-type="float">
            <text:p>16,1739975717666</text:p>
          </table:table-cell>
          <table:table-cell table:formula="of:=[.C21] + [.B21]*[.$C$4] + [.D21]*[.$C$4]^2/2" office:value-type="float" office:value="100.8053545232" calcext:value-type="float">
            <text:p>100,8053545232</text:p>
          </table:table-cell>
          <table:table-cell table:formula="of:=[.$C$5] - [.$C$3]*[.B22]^2/[.$C$2]" office:value-type="float" office:value="0.0000675955682893914" calcext:value-type="float">
            <text:p>6,75955682893914E-05</text:p>
          </table:table-cell>
          <table:table-cell table:formula="of:=[.B22] - [.B21]" office:value-type="float" office:value="0.000085895261413782" calcext:value-type="float">
            <text:p>8,5895261413782E-05</text:p>
          </table:table-cell>
        </table:table-row>
        <table:table-row table:style-name="ro1">
          <table:table-cell table:formula="of:=[.A22] + [.$C$4]" office:value-type="float" office:value="7" calcext:value-type="float">
            <text:p>7</text:p>
          </table:table-cell>
          <table:table-cell table:formula="of:=[.B22] + [.D22]*[.$C$4]" office:value-type="float" office:value="16.1740313695508" calcext:value-type="float">
            <text:p>16,1740313695508</text:p>
          </table:table-cell>
          <table:table-cell table:formula="of:=[.C22] + [.B22]*[.$C$4] + [.D22]*[.$C$4]^2/2" office:value-type="float" office:value="108.892361758529" calcext:value-type="float">
            <text:p>108,892361758529</text:p>
          </table:table-cell>
          <table:table-cell table:formula="of:=[.$C$5] - [.$C$3]*[.B23]^2/[.$C$2]" office:value-type="float" office:value="0.0000265971295512202" calcext:value-type="float">
            <text:p>2,65971295512202E-05</text:p>
          </table:table-cell>
          <table:table-cell table:formula="of:=[.B23] - [.B22]" office:value-type="float" office:value="0.0000337977841446957" calcext:value-type="float">
            <text:p>3,37977841446957E-05</text:p>
          </table:table-cell>
        </table:table-row>
        <table:table-row table:style-name="ro1">
          <table:table-cell table:formula="of:=[.A23] + [.$C$4]" office:value-type="float" office:value="7.5" calcext:value-type="float">
            <text:p>7,5</text:p>
          </table:table-cell>
          <table:table-cell table:formula="of:=[.B23] + [.D23]*[.$C$4]" office:value-type="float" office:value="16.1740446681155" calcext:value-type="float">
            <text:p>16,1740446681155</text:p>
          </table:table-cell>
          <table:table-cell table:formula="of:=[.C23] + [.B23]*[.$C$4] + [.D23]*[.$C$4]^2/2" office:value-type="float" office:value="116.979380767946" calcext:value-type="float">
            <text:p>116,979380767946</text:p>
          </table:table-cell>
          <table:table-cell table:formula="of:=[.$C$5] - [.$C$3]*[.B24]^2/[.$C$2]" office:value-type="float" office:value="0.0000104652676302663" calcext:value-type="float">
            <text:p>1,04652676302663E-05</text:p>
          </table:table-cell>
          <table:table-cell table:formula="of:=[.B24] - [.B23]" office:value-type="float" office:value="0.0000132985647773864" calcext:value-type="float">
            <text:p>1,32985647773864E-05</text:p>
          </table:table-cell>
        </table:table-row>
        <table:table-row table:style-name="ro1">
          <table:table-cell table:formula="of:=[.A24] + [.$C$4]" office:value-type="float" office:value="8" calcext:value-type="float">
            <text:p>8</text:p>
          </table:table-cell>
          <table:table-cell table:formula="of:=[.B24] + [.D24]*[.$C$4]" office:value-type="float" office:value="16.1740499007494" calcext:value-type="float">
            <text:p>16,1740499007494</text:p>
          </table:table-cell>
          <table:table-cell table:formula="of:=[.C24] + [.B24]*[.$C$4] + [.D24]*[.$C$4]^2/2" office:value-type="float" office:value="125.066404410162" calcext:value-type="float">
            <text:p>125,066404410162</text:p>
          </table:table-cell>
          <table:table-cell table:formula="of:=[.$C$5] - [.$C$3]*[.B25]^2/[.$C$2]" office:value-type="float" office:value="0.0000041178026251032" calcext:value-type="float">
            <text:p>4,1178026251032E-06</text:p>
          </table:table-cell>
          <table:table-cell table:formula="of:=[.B25] - [.B24]" office:value-type="float" office:value="0.00000523263381424499" calcext:value-type="float">
            <text:p>5,23263381424499E-06</text:p>
          </table:table-cell>
        </table:table-row>
        <table:table-row table:style-name="ro1">
          <table:table-cell table:formula="of:=[.A25] + [.$C$4]" office:value-type="float" office:value="8.5" calcext:value-type="float">
            <text:p>8,5</text:p>
          </table:table-cell>
          <table:table-cell table:formula="of:=[.B25] + [.D25]*[.$C$4]" office:value-type="float" office:value="16.1740519596507" calcext:value-type="float">
            <text:p>16,1740519596507</text:p>
          </table:table-cell>
          <table:table-cell table:formula="of:=[.C25] + [.B25]*[.$C$4] + [.D25]*[.$C$4]^2/2" office:value-type="float" office:value="133.153429875262" calcext:value-type="float">
            <text:p>133,153429875262</text:p>
          </table:table-cell>
          <table:table-cell table:formula="of:=[.$C$5] - [.$C$3]*[.B26]^2/[.$C$2]" office:value-type="float" office:value="0.00000162024452166065" calcext:value-type="float">
            <text:p>1,62024452166065E-06</text:p>
          </table:table-cell>
          <table:table-cell table:formula="of:=[.B26] - [.B25]" office:value-type="float" office:value="0.0000020589013125516" calcext:value-type="float">
            <text:p>2,0589013125516E-06</text:p>
          </table:table-cell>
        </table:table-row>
        <table:table-row table:style-name="ro1">
          <table:table-cell table:formula="of:=[.A26] + [.$C$4]" office:value-type="float" office:value="9" calcext:value-type="float">
            <text:p>9</text:p>
          </table:table-cell>
          <table:table-cell table:formula="of:=[.B26] + [.D26]*[.$C$4]" office:value-type="float" office:value="16.1740527697729" calcext:value-type="float">
            <text:p>16,1740527697729</text:p>
          </table:table-cell>
          <table:table-cell table:formula="of:=[.C26] + [.B26]*[.$C$4] + [.D26]*[.$C$4]^2/2" office:value-type="float" office:value="141.240456057618" calcext:value-type="float">
            <text:p>141,240456057618</text:p>
          </table:table-cell>
          <table:table-cell table:formula="of:=[.$C$5] - [.$C$3]*[.B27]^2/[.$C$2]" office:value-type="float" office:value="0.0000006375225360955" calcext:value-type="float">
            <text:p>6,37522536095503E-07</text:p>
          </table:table-cell>
          <table:table-cell table:formula="of:=[.B27] - [.B26]" office:value-type="float" office:value="0.00000081012225905397" calcext:value-type="float">
            <text:p>8,10122259053969E-07</text:p>
          </table:table-cell>
        </table:table-row>
        <table:table-row table:style-name="ro1">
          <table:table-cell table:formula="of:=[.A27] + [.$C$4]" office:value-type="float" office:value="9.5" calcext:value-type="float">
            <text:p>9,5</text:p>
          </table:table-cell>
          <table:table-cell table:formula="of:=[.B27] + [.D27]*[.$C$4]" office:value-type="float" office:value="16.1740530885342" calcext:value-type="float">
            <text:p>16,1740530885342</text:p>
          </table:table-cell>
          <table:table-cell table:formula="of:=[.C27] + [.B27]*[.$C$4] + [.D27]*[.$C$4]^2/2" office:value-type="float" office:value="149.327482522195" calcext:value-type="float">
            <text:p>149,327482522195</text:p>
          </table:table-cell>
          <table:table-cell table:formula="of:=[.$C$5] - [.$C$3]*[.B28]^2/[.$C$2]" office:value-type="float" office:value="0.00000025084791666075" calcext:value-type="float">
            <text:p>2,50847916660746E-07</text:p>
          </table:table-cell>
          <table:table-cell table:formula="of:=[.B28] - [.B27]" office:value-type="float" office:value="0.0000003187612662714" calcext:value-type="float">
            <text:p>3,18761266271395E-07</text:p>
          </table:table-cell>
        </table:table-row>
        <table:table-row table:style-name="ro1">
          <table:table-cell table:formula="of:=[.A28] + [.$C$4]" office:value-type="float" office:value="10" calcext:value-type="float">
            <text:p>10</text:p>
          </table:table-cell>
          <table:table-cell table:formula="of:=[.B28] + [.D28]*[.$C$4]" office:value-type="float" office:value="16.1740532139581" calcext:value-type="float">
            <text:p>16,1740532139581</text:p>
          </table:table-cell>
          <table:table-cell table:formula="of:=[.C28] + [.B28]*[.$C$4] + [.D28]*[.$C$4]^2/2" office:value-type="float" office:value="157.414509097818" calcext:value-type="float">
            <text:p>157,414509097818</text:p>
          </table:table-cell>
          <table:table-cell table:formula="of:=[.$C$5] - [.$C$3]*[.B29]^2/[.$C$2]" office:value-type="float" office:value="0.00000009870188222294" calcext:value-type="float">
            <text:p>9,87018822229402E-08</text:p>
          </table:table-cell>
          <table:table-cell table:formula="of:=[.B29] - [.B28]" office:value-type="float" office:value="0.00000012542395921855" calcext:value-type="float">
            <text:p>1,25423959218551E-07</text:p>
          </table:table-cell>
        </table:table-row>
        <table:table-row table:style-name="ro1">
          <table:table-cell table:formula="of:=[.A29] + [.$C$4]" office:value-type="float" office:value="10.5" calcext:value-type="float">
            <text:p>10,5</text:p>
          </table:table-cell>
          <table:table-cell table:formula="of:=[.B29] + [.D29]*[.$C$4]" office:value-type="float" office:value="16.1740532633091" calcext:value-type="float">
            <text:p>16,1740532633091</text:p>
          </table:table-cell>
          <table:table-cell table:formula="of:=[.C29] + [.B29]*[.$C$4] + [.D29]*[.$C$4]^2/2" office:value-type="float" office:value="165.501535717135" calcext:value-type="float">
            <text:p>165,501535717135</text:p>
          </table:table-cell>
          <table:table-cell table:formula="of:=[.$C$5] - [.$C$3]*[.B30]^2/[.$C$2]" office:value-type="float" office:value="0.0000000388365268833" calcext:value-type="float">
            <text:p>3,88365268833013E-08</text:p>
          </table:table-cell>
          <table:table-cell table:formula="of:=[.B30] - [.B29]" office:value-type="float" office:value="0.00000004935094111147" calcext:value-type="float">
            <text:p>4,93509411114701E-08</text:p>
          </table:table-cell>
        </table:table-row>
        <table:table-row table:style-name="ro1">
          <table:table-cell table:formula="of:=[.A30] + [.$C$4]" office:value-type="float" office:value="11" calcext:value-type="float">
            <text:p>11</text:p>
          </table:table-cell>
          <table:table-cell table:formula="of:=[.B30] + [.D30]*[.$C$4]" office:value-type="float" office:value="16.1740532827274" calcext:value-type="float">
            <text:p>16,1740532827274</text:p>
          </table:table-cell>
          <table:table-cell table:formula="of:=[.C30] + [.B30]*[.$C$4] + [.D30]*[.$C$4]^2/2" office:value-type="float" office:value="173.588562353644" calcext:value-type="float">
            <text:p>173,588562353644</text:p>
          </table:table-cell>
          <table:table-cell table:formula="of:=[.$C$5] - [.$C$3]*[.B31]^2/[.$C$2]" office:value-type="float" office:value="0.0000000152811239218" calcext:value-type="float">
            <text:p>1,52811239217954E-08</text:p>
          </table:table-cell>
          <table:table-cell table:formula="of:=[.B31] - [.B30]" office:value-type="float" office:value="0.00000001941826255347" calcext:value-type="float">
            <text:p>1,94182625534722E-08</text:p>
          </table:table-cell>
        </table:table-row>
        <table:table-row table:style-name="ro1">
          <table:table-cell table:formula="of:=[.A31] + [.$C$4]" office:value-type="float" office:value="11.5" calcext:value-type="float">
            <text:p>11,5</text:p>
          </table:table-cell>
          <table:table-cell table:formula="of:=[.B31] + [.D31]*[.$C$4]" office:value-type="float" office:value="16.1740532903679" calcext:value-type="float">
            <text:p>16,1740532903679</text:p>
          </table:table-cell>
          <table:table-cell table:formula="of:=[.C31] + [.B31]*[.$C$4] + [.D31]*[.$C$4]^2/2" office:value-type="float" office:value="181.675588996918" calcext:value-type="float">
            <text:p>181,675588996918</text:p>
          </table:table-cell>
          <table:table-cell table:formula="of:=[.$C$5] - [.$C$3]*[.B32]^2/[.$C$2]" office:value-type="float" office:value="0.00000000601271032963" calcext:value-type="float">
            <text:p>6,01271032962814E-09</text:p>
          </table:table-cell>
          <table:table-cell table:formula="of:=[.B32] - [.B31]" office:value-type="float" office:value="0.0000000076405619609" calcext:value-type="float">
            <text:p>7,64056196089768E-09</text:p>
          </table:table-cell>
        </table:table-row>
        <table:table-row table:style-name="ro1">
          <table:table-cell table:formula="of:=[.A32] + [.$C$4]" office:value-type="float" office:value="12" calcext:value-type="float">
            <text:p>12</text:p>
          </table:table-cell>
          <table:table-cell table:formula="of:=[.B32] + [.D32]*[.$C$4]" office:value-type="float" office:value="16.1740532933743" calcext:value-type="float">
            <text:p>16,1740532933743</text:p>
          </table:table-cell>
          <table:table-cell table:formula="of:=[.C32] + [.B32]*[.$C$4] + [.D32]*[.$C$4]^2/2" office:value-type="float" office:value="189.762615642853" calcext:value-type="float">
            <text:p>189,762615642853</text:p>
          </table:table-cell>
          <table:table-cell table:formula="of:=[.$C$5] - [.$C$3]*[.B33]^2/[.$C$2]" office:value-type="float" office:value="0.0000000023658390802" calcext:value-type="float">
            <text:p>2,36583908019838E-09</text:p>
          </table:table-cell>
          <table:table-cell table:formula="of:=[.B33] - [.B32]" office:value-type="float" office:value="0.00000000300635605299" calcext:value-type="float">
            <text:p>3,00635605299249E-09</text:p>
          </table:table-cell>
        </table:table-row>
        <table:table-row table:style-name="ro1">
          <table:table-cell table:formula="of:=[.A33] + [.$C$4]" office:value-type="float" office:value="12.5" calcext:value-type="float">
            <text:p>12,5</text:p>
          </table:table-cell>
          <table:table-cell table:formula="of:=[.B33] + [.D33]*[.$C$4]" office:value-type="float" office:value="16.1740532945572" calcext:value-type="float">
            <text:p>16,1740532945572</text:p>
          </table:table-cell>
          <table:table-cell table:formula="of:=[.C33] + [.B33]*[.$C$4] + [.D33]*[.$C$4]^2/2" office:value-type="float" office:value="197.849642289836" calcext:value-type="float">
            <text:p>197,849642289836</text:p>
          </table:table-cell>
          <table:table-cell table:formula="of:=[.$C$5] - [.$C$3]*[.B34]^2/[.$C$2]" office:value-type="float" office:value="0.00000000093089447262" calcext:value-type="float">
            <text:p>9,30894472617183E-10</text:p>
          </table:table-cell>
          <table:table-cell table:formula="of:=[.B34] - [.B33]" office:value-type="float" office:value="0.00000000118291865192" calcext:value-type="float">
            <text:p>1,18291865192077E-09</text:p>
          </table:table-cell>
        </table:table-row>
        <table:table-row table:style-name="ro1">
          <table:table-cell table:formula="of:=[.A34] + [.$C$4]" office:value-type="float" office:value="13" calcext:value-type="float">
            <text:p>13</text:p>
          </table:table-cell>
          <table:table-cell table:formula="of:=[.B34] + [.D34]*[.$C$4]" office:value-type="float" office:value="16.1740532950226" calcext:value-type="float">
            <text:p>16,1740532950226</text:p>
          </table:table-cell>
          <table:table-cell table:formula="of:=[.C34] + [.B34]*[.$C$4] + [.D34]*[.$C$4]^2/2" office:value-type="float" office:value="205.936668937231" calcext:value-type="float">
            <text:p>205,936668937231</text:p>
          </table:table-cell>
          <table:table-cell table:formula="of:=[.$C$5] - [.$C$3]*[.B35]^2/[.$C$2]" office:value-type="float" office:value="0.00000000036627945121" calcext:value-type="float">
            <text:p>3,66279451213813E-10</text:p>
          </table:table-cell>
          <table:table-cell table:formula="of:=[.B35] - [.B34]" office:value-type="float" office:value="0.00000000046544812449" calcext:value-type="float">
            <text:p>4,65448124487011E-10</text:p>
          </table:table-cell>
        </table:table-row>
        <table:table-row table:style-name="ro1">
          <table:table-cell table:formula="of:=[.A35] + [.$C$4]" office:value-type="float" office:value="13.5" calcext:value-type="float">
            <text:p>13,5</text:p>
          </table:table-cell>
          <table:table-cell table:formula="of:=[.B35] + [.D35]*[.$C$4]" office:value-type="float" office:value="16.1740532952058" calcext:value-type="float">
            <text:p>16,1740532952058</text:p>
          </table:table-cell>
          <table:table-cell table:formula="of:=[.C35] + [.B35]*[.$C$4] + [.D35]*[.$C$4]^2/2" office:value-type="float" office:value="214.023695584788" calcext:value-type="float">
            <text:p>214,023695584788</text:p>
          </table:table-cell>
          <table:table-cell table:formula="of:=[.$C$5] - [.$C$3]*[.B36]^2/[.$C$2]" office:value-type="float" office:value="0.00000000014412293581" calcext:value-type="float">
            <text:p>1,441229358079E-10</text:p>
          </table:table-cell>
          <table:table-cell table:formula="of:=[.B36] - [.B35]" office:value-type="float" office:value="0.00000000018313883743" calcext:value-type="float">
            <text:p>1,83138837428487E-10</text:p>
          </table:table-cell>
        </table:table-row>
        <table:table-row table:style-name="ro1">
          <table:table-cell table:formula="of:=[.A36] + [.$C$4]" office:value-type="float" office:value="14" calcext:value-type="float">
            <text:p>14</text:p>
          </table:table-cell>
          <table:table-cell table:formula="of:=[.B36] + [.D36]*[.$C$4]" office:value-type="float" office:value="16.1740532952778" calcext:value-type="float">
            <text:p>16,1740532952778</text:p>
          </table:table-cell>
          <table:table-cell table:formula="of:=[.C36] + [.B36]*[.$C$4] + [.D36]*[.$C$4]^2/2" office:value-type="float" office:value="222.110722232409" calcext:value-type="float">
            <text:p>222,110722232409</text:p>
          </table:table-cell>
          <table:table-cell table:formula="of:=[.$C$5] - [.$C$3]*[.B37]^2/[.$C$2]" office:value-type="float" office:value="0.00000000005670486303" calcext:value-type="float">
            <text:p>5,67048630273348E-11</text:p>
          </table:table-cell>
          <table:table-cell table:formula="of:=[.B37] - [.B36]" office:value-type="float" office:value="0.00000000007206324426" calcext:value-type="float">
            <text:p>7,20632442607894E-11</text:p>
          </table:table-cell>
        </table:table-row>
        <table:table-row table:style-name="ro1">
          <table:table-cell table:formula="of:=[.A37] + [.$C$4]" office:value-type="float" office:value="14.5" calcext:value-type="float">
            <text:p>14,5</text:p>
          </table:table-cell>
          <table:table-cell table:formula="of:=[.B37] + [.D37]*[.$C$4]" office:value-type="float" office:value="16.1740532953062" calcext:value-type="float">
            <text:p>16,1740532953062</text:p>
          </table:table-cell>
          <table:table-cell table:formula="of:=[.C37] + [.B37]*[.$C$4] + [.D37]*[.$C$4]^2/2" office:value-type="float" office:value="230.197748880055" calcext:value-type="float">
            <text:p>230,197748880055</text:p>
          </table:table-cell>
          <table:table-cell table:formula="of:=[.$C$5] - [.$C$3]*[.B38]^2/[.$C$2]" office:value-type="float" office:value="0.00000000002231459462" calcext:value-type="float">
            <text:p>2,23145946165459E-11</text:p>
          </table:table-cell>
          <table:table-cell table:formula="of:=[.B38] - [.B37]" office:value-type="float" office:value="0.00000000002835065516" calcext:value-type="float">
            <text:p>2,8350655156828E-11</text:p>
          </table:table-cell>
        </table:table-row>
        <table:table-row table:style-name="ro1">
          <table:table-cell table:formula="of:=[.A38] + [.$C$4]" office:value-type="float" office:value="15" calcext:value-type="float">
            <text:p>15</text:p>
          </table:table-cell>
          <table:table-cell table:formula="of:=[.B38] + [.D38]*[.$C$4]" office:value-type="float" office:value="16.1740532953173" calcext:value-type="float">
            <text:p>16,1740532953173</text:p>
          </table:table-cell>
          <table:table-cell table:formula="of:=[.C38] + [.B38]*[.$C$4] + [.D38]*[.$C$4]^2/2" office:value-type="float" office:value="238.284775527711" calcext:value-type="float">
            <text:p>238,284775527711</text:p>
          </table:table-cell>
          <table:table-cell table:formula="of:=[.$C$5] - [.$C$3]*[.B39]^2/[.$C$2]" office:value-type="float" office:value="0.00000000000878408457" calcext:value-type="float">
            <text:p>8,78408457083424E-12</text:p>
          </table:table-cell>
          <table:table-cell table:formula="of:=[.B39] - [.B38]" office:value-type="float" office:value="0.00000000001115552095" calcext:value-type="float">
            <text:p>1,11555209514336E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1T10:30:18.051000000</meta:creation-date>
    <dc:date>2023-02-21T12:02:32.842000000</dc:date>
    <meta:editing-duration>PT9M12S</meta:editing-duration>
    <meta:editing-cycles>1</meta:editing-cycles>
    <meta:document-statistic meta:table-count="1" meta:cell-count="170" meta:object-count="1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" chart:interval-major="0.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176cm" svg:height="9.007cm" xlink:href=".." xlink:type="simple" chart:class="chart:scatter" chart:style-name="ch1">
        <chart:legend chart:legend-position="end" svg:x="22.953cm" svg:y="3.706cm" style:legend-expansion="high" chart:style-name="ch2"/>
        <chart:plot-area chart:style-name="ch3" table:cell-range-address="Лист1.A8:Лист1.D29" chart:data-source-has-labels="row" svg:x="0.523cm" svg:y="0.18cm" svg:width="21.907cm" svg:height="8.647cm">
          <chart:coordinate-region svg:x="1.144cm" svg:y="0.379cm" svg:width="20.913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9:Лист1.B29" chart:label-cell-address="Лист1.B8:Лист1.B8" chart:class="chart:scatter">
            <chart:domain table:cell-range-address="Лист1.A9:Лист1.A29"/>
            <chart:data-point chart:repeated="21"/>
          </chart:series>
          <chart:series chart:style-name="ch8" chart:values-cell-range-address="Лист1.C9:Лист1.C29" chart:label-cell-address="Лист1.C8:Лист1.C8" chart:class="chart:scatter">
            <chart:data-point chart:repeated="21"/>
          </chart:series>
          <chart:series chart:style-name="ch9" chart:values-cell-range-address="Лист1.D9:Лист1.D29" chart:label-cell-address="Лист1.D8:Лист1.D8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корость</text:p>
                <draw:g>
                  <svg:desc>Лист1.B8:Лист1.B8</svg:desc>
                </draw:g>
              </table:table-cell>
              <table:table-cell office:value-type="string">
                <text:p>Расстояние</text:p>
                <draw:g>
                  <svg:desc>Лист1.C8:Лист1.C8</svg:desc>
                </draw:g>
              </table:table-cell>
              <table:table-cell office:value-type="string">
                <text:p>Ускорение</text:p>
                <draw:g>
                  <svg:desc>Лист1.D8:Лист1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9:Лист1.A29</svg:desc>
                </draw:g>
              </table:table-cell>
              <table:table-cell office:value-type="float" office:value="10">
                <text:p>10</text:p>
                <draw:g>
                  <svg:desc>Лист1.B9:Лист1.B29</svg:desc>
                </draw:g>
              </table:table-cell>
              <table:table-cell office:value-type="float" office:value="0">
                <text:p>0</text:p>
                <draw:g>
                  <svg:desc>Лист1.C9:Лист1.C29</svg:desc>
                </draw:g>
              </table:table-cell>
              <table:table-cell office:value-type="float" office:value="6.06">
                <text:p>6.06</text:p>
                <draw:g>
                  <svg:desc>Лист1.D9:Лист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3.03">
                <text:p>13.03</text:p>
              </table:table-cell>
              <table:table-cell office:value-type="float" office:value="5.7575">
                <text:p>5.7575</text:p>
              </table:table-cell>
              <table:table-cell office:value-type="float" office:value="3.44321625">
                <text:p>3.44321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4.751608125">
                <text:p>14.751608125</text:p>
              </table:table-cell>
              <table:table-cell office:value-type="float" office:value="12.70290203125">
                <text:p>12.70290203125</text:p>
              </table:table-cell>
              <table:table-cell office:value-type="float" office:value="1.64962716474127">
                <text:p>1.64962716474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5.5764217073706">
                <text:p>15.5764217073706</text:p>
              </table:table-cell>
              <table:table-cell office:value-type="float" office:value="20.2849094893427">
                <text:p>20.2849094893427</text:p>
              </table:table-cell>
              <table:table-cell office:value-type="float" office:value="0.711565754780729">
                <text:p>0.711565754780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.932204584761">
                <text:p>15.932204584761</text:p>
              </table:table-cell>
              <table:table-cell office:value-type="float" office:value="28.1620660623756">
                <text:p>28.1620660623756</text:p>
              </table:table-cell>
              <table:table-cell office:value-type="float" office:value="0.291182140099517">
                <text:p>0.291182140099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6.0777956548108">
                <text:p>16.0777956548108</text:p>
              </table:table-cell>
              <table:table-cell office:value-type="float" office:value="36.1645661222685">
                <text:p>36.1645661222685</text:p>
              </table:table-cell>
              <table:table-cell office:value-type="float" office:value="0.116418258080559">
                <text:p>0.1164182580805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6.136004783851">
                <text:p>16.136004783851</text:p>
              </table:table-cell>
              <table:table-cell office:value-type="float" office:value="44.218016231934">
                <text:p>44.218016231934</text:p>
              </table:table-cell>
              <table:table-cell office:value-type="float" office:value="0.0461006105826147">
                <text:p>0.0461006105826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6.1590550891423">
                <text:p>16.1590550891423</text:p>
              </table:table-cell>
              <table:table-cell office:value-type="float" office:value="52.2917812001823">
                <text:p>52.2917812001823</text:p>
              </table:table-cell>
              <table:table-cell office:value-type="float" office:value="0.018185198477358">
                <text:p>0.018185198477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6.168147688381">
                <text:p>16.168147688381</text:p>
              </table:table-cell>
              <table:table-cell office:value-type="float" office:value="60.3735818945632">
                <text:p>60.3735818945632</text:p>
              </table:table-cell>
              <table:table-cell office:value-type="float" office:value="0.007162512251222">
                <text:p>0.007162512251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6.1717289445066">
                <text:p>16.1717289445066</text:p>
              </table:table-cell>
              <table:table-cell office:value-type="float" office:value="68.4585510527851">
                <text:p>68.4585510527851</text:p>
              </table:table-cell>
              <table:table-cell office:value-type="float" office:value="0.00281936045273667">
                <text:p>0.00281936045273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6.173138624733">
                <text:p>16.173138624733</text:p>
              </table:table-cell>
              <table:table-cell office:value-type="float" office:value="76.544767945095">
                <text:p>76.544767945095</text:p>
              </table:table-cell>
              <table:table-cell office:value-type="float" office:value="0.00110951344385235">
                <text:p>0.00110951344385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16.1736933814549">
                <text:p>16.1736933814549</text:p>
              </table:table-cell>
              <table:table-cell office:value-type="float" office:value="84.631475946642">
                <text:p>84.631475946642</text:p>
              </table:table-cell>
              <table:table-cell office:value-type="float" office:value="0.000436590100536094">
                <text:p>0.000436590100536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6.1739116765052">
                <text:p>16.1739116765052</text:p>
              </table:table-cell>
              <table:table-cell office:value-type="float" office:value="92.718377211132">
                <text:p>92.718377211132</text:p>
              </table:table-cell>
              <table:table-cell office:value-type="float" office:value="0.000171790522831117">
                <text:p>0.000171790522831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6.1739975717666">
                <text:p>16.1739975717666</text:p>
              </table:table-cell>
              <table:table-cell office:value-type="float" office:value="100.8053545232">
                <text:p>100.8053545232</text:p>
              </table:table-cell>
              <table:table-cell office:value-type="float" office:value="0.0000675955682893914">
                <text:p>0.00006759556828939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6.1740313695508">
                <text:p>16.1740313695508</text:p>
              </table:table-cell>
              <table:table-cell office:value-type="float" office:value="108.892361758529">
                <text:p>108.892361758529</text:p>
              </table:table-cell>
              <table:table-cell office:value-type="float" office:value="0.0000265971295512202">
                <text:p>0.0000265971295512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16.1740446681155">
                <text:p>16.1740446681155</text:p>
              </table:table-cell>
              <table:table-cell office:value-type="float" office:value="116.979380767946">
                <text:p>116.979380767946</text:p>
              </table:table-cell>
              <table:table-cell office:value-type="float" office:value="0.0000104652676302663">
                <text:p>0.0000104652676302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6.1740499007494">
                <text:p>16.1740499007494</text:p>
              </table:table-cell>
              <table:table-cell office:value-type="float" office:value="125.066404410162">
                <text:p>125.066404410162</text:p>
              </table:table-cell>
              <table:table-cell office:value-type="float" office:value="0.0000041178026251032">
                <text:p>0.0000041178026251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16.1740519596507">
                <text:p>16.1740519596507</text:p>
              </table:table-cell>
              <table:table-cell office:value-type="float" office:value="133.153429875262">
                <text:p>133.153429875262</text:p>
              </table:table-cell>
              <table:table-cell office:value-type="float" office:value="0.00000162024452166065">
                <text:p>0.00000162024452166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.1740527697729">
                <text:p>16.1740527697729</text:p>
              </table:table-cell>
              <table:table-cell office:value-type="float" office:value="141.240456057618">
                <text:p>141.240456057618</text:p>
              </table:table-cell>
              <table:table-cell office:value-type="float" office:value="0.0000006375225360955">
                <text:p>0.0000006375225360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16.1740530885342">
                <text:p>16.1740530885342</text:p>
              </table:table-cell>
              <table:table-cell office:value-type="float" office:value="149.327482522195">
                <text:p>149.327482522195</text:p>
              </table:table-cell>
              <table:table-cell office:value-type="float" office:value="0.00000025084791666075">
                <text:p>0.00000025084791666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6.1740532139581">
                <text:p>16.1740532139581</text:p>
              </table:table-cell>
              <table:table-cell office:value-type="float" office:value="157.414509097818">
                <text:p>157.414509097818</text:p>
              </table:table-cell>
              <table:table-cell office:value-type="float" office:value="0.00000009870188222294">
                <text:p>0.000000098701882222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